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1" svg:font-family="Consolas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modern" style:font-pitch="variable" style:name="Consolas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Body">
      <style:paragraph-properties fo:text-align="justify" style:justify-single-word="false"/>
      <style:text-properties fo:font-size="11pt" officeooo:paragraph-rsid="0016175f" style:font-name="Times New Roman1" style:font-size-asian="11pt" style:font-size-complex="11pt"/>
    </style:style>
    <style:style style:family="paragraph" style:name="P3" style:parent-style-name="UrbanTitle">
      <style:paragraph-properties fo:text-align="start" style:justify-single-word="false"/>
      <style:text-properties fo:font-size="14pt" style:font-name="Times New Roman1" style:font-size-asian="14pt" style:font-size-complex="14pt"/>
    </style:style>
    <style:style style:family="paragraph" style:name="P4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5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Frame_20_contents">
      <style:paragraph-properties fo:text-align="start" style:justify-single-word="false"/>
      <style:text-properties fo:font-size="12pt" officeooo:paragraph-rsid="001d20a3" style:font-name="arial" style:font-size-asian="12pt" style:font-size-complex="12pt"/>
    </style:style>
    <style:style style:family="paragraph" style:name="P13" style:parent-style-name="Frame_20_contents">
      <style:paragraph-properties fo:text-align="start" style:justify-single-word="false"/>
      <style:text-properties fo:font-size="12pt" officeooo:paragraph-rsid="001d20a3" style:font-name="arial" style:font-size-asian="12pt" style:font-size-complex="12pt"/>
    </style:style>
    <style:style style:family="paragraph" style:name="P14" style:parent-style-name="Standard">
      <style:paragraph-properties fo:text-align="start" style:justify-single-word="false"/>
      <style:text-properties fo:font-size="11pt" officeooo:paragraph-rsid="001d20a3" style:font-name="arial" style:font-size-asian="11pt" style:font-size-complex="11pt"/>
    </style:style>
    <style:style style:family="paragraph" style:name="P15" style:parent-style-name="Standard">
      <style:text-properties fo:font-size="16pt" officeooo:paragraph-rsid="001d20a3" style:font-name="arial" style:font-size-asian="16pt" style:font-size-complex="16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d20a3" style:font-name="Arial" style:font-size-asian="10pt" style:font-size-complex="10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officeooo:rsid="001b6277" style:text-line-through-style="none" style:text-line-through-typ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background-color="transparent" fo:font-weight="normal" loext:char-shading-value="0" officeooo:rsid="00362119" style:font-weight-asian="normal" style:font-weight-complex="normal"/>
    </style:style>
    <style:style style:family="text" style:name="T7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8">
      <style:text-properties fo:country="BE" fo:font-style="normal" fo:font-weight="normal" fo:language="fr" fo:letter-spacing="normal" style:font-name="Times New Roman1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9">
      <style:text-properties fo:country="BE" fo:font-style="normal" fo:font-weight="normal" fo:language="fr" fo:letter-spacing="norm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0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1">
      <style:text-properties fo:font-weight="normal" style:font-weight-asian="normal" style:font-weight-complex="normal" style:text-underline-style="none"/>
    </style:style>
    <style:style style:family="text" style:name="T12">
      <style:text-properties style:font-name="Times New Roman1"/>
    </style:style>
    <style:style style:family="text" style:name="T13">
      <style:text-properties fo:background-color="transparent" fo:font-weight="normal" loext:char-shading-value="0" officeooo:rsid="00362119" style:font-name="Times New Roman1" style:font-weight-asian="normal" style:font-weight-complex="normal"/>
    </style:style>
    <style:style style:family="text" style:name="T14">
      <style:text-properties officeooo:rsid="001a9ef5"/>
    </style:style>
    <style:style style:family="text" style:name="T15">
      <style:text-properties officeooo:rsid="001b6277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style:font-name="arial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7">
      <style:text-properties fo:country="FR" fo:font-size="8pt" fo:font-style="normal" fo:font-weight="normal" fo:language="fr" fo:letter-spacing="normal" fo:text-shadow="none" style:country-asian="none" style:country-complex="none" style:font-name="Consola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4"><office:annotation><dc:creator>Gauthier Bastien</dc:creator><dc:date>2011-01-13T14:56:41</dc:date><text:p text:style-name="P17"><text:span text:style-name="T26">do text</text:span></text:p><text:p text:style-name="P17"><text:span text:style-name="T26">from document(at=header, format='odt')</text:span></text:p></office:annotation><text:span text:style-name="T7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2"><text:span text:style-name="T1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7"><text:s/></text:span><text:span text:style-name="T16"><text:conditional-text text:condition="ooow:&quot;view.do_mailing()&quot;" text:string-value-if-false="" text:string-value-if-true="&quot;mailed_data.name1&quot;">mailed_data.name1</text:conditional-text></text:span><text:span text:style-name="T17"><text:s/></text:span><text:span text:style-name="T16"><text:conditional-text text:condition="ooow:&quot;view.do_mailing()&quot;" text:string-value-if-false="" text:string-value-if-true="&quot;mailed_data.name2&quot;">mailed_data.name2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street&quot;">mailed_data.street</text:conditional-text></text:span><text:span text:style-name="T16">, </text:span><text:span text:style-name="T16"><text:conditional-text text:condition="ooow:&quot;view.do_mailing()&quot;" text:string-value-if-false="" text:string-value-if-true="&quot;mailed_data.number&quot;">mailed_data.number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zipcode&quot;">mailed_data.zipcode</text:conditional-text></text:span><text:span text:style-name="T16"> </text:span><text:span text:style-name="T1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4">Récépissé de dépôt d'une demande de <text:span text:style-name="T14">certificat</text:span> d'urbanisme <text:span text:style-name="T14">2</text:span></text:p>
      <text:p text:style-name="P5"/>
      <text:p text:style-name="P6"/>
      <text:p text:style-name="P2"><text:span text:style-name="T22">Je soussigné, </text:span><text:span text:style-name="T25"><text:text-input text:description="">self.getFoldermanagers()[0].getName2()</text:text-input></text:span><text:span text:style-name="T25"><text:s/></text:span><text:span text:style-name="T25"><text:text-input text:description="">self.getFoldermanagers()[0].getName1()</text:text-input></text:span><text:span text:style-name="T22">, délégué par la Ville de </text:span><text:span text:style-name="Police_20_par_20_défaut"><text:span text:style-name="T10"><text:text-input text:description="">tool.getCityName()</text:text-input></text:span></text:span><text:span text:style-name="T22">,</text:span></text:p>
      <text:p text:style-name="P6">certifie que, conformément aux dispositions de l'article D.IV.32. du Code du développement territorial,</text:p>
      <text:p text:style-name="P6"/>
      <text:p text:style-name="P9"><text:text-input text:description="Signalétique des demandeurs">self.getApplicantsSignaletic()</text:text-input></text:p>
      <text:p text:style-name="P9"/>
      <text:p text:style-name="P7"><text:span text:style-name="T1"><office:annotation><dc:creator>Gauthier Bastien</dc:creator><dc:date>2011-02-21T10:13:40</dc:date><text:p text:style-name="P17"><text:span text:style-name="T27">do text if (not len(self.getApplicants()) &gt; 1) and (not applicantobj.isPlural())</text:span></text:p></office:annotation></text:span><text:span text:style-name="T1">a déposé une demande de </text:span><text:span text:style-name="T3">certificat</text:span><text:span text:style-name="T1"> d'urbanisme </text:span><text:span text:style-name="T3">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0"><office:annotation><dc:creator>Gauthier Bastien</dc:creator><dc:date>2011-02-21T10:14:06</dc:date><text:p text:style-name="P17"><text:span text:style-name="T27">do text if (len(self.getApplicants()) &gt; 1) or (</text:span><text:span text:style-name="T28">applicantobj.isPlural())</text:span></text:p></office:annotation>ont déposé une demande de <text:span text:style-name="T15">certificat</text:span> d'urbanisme <text:span text:style-name="T15">2 </text:span>ayant pour objet<text:line-break/>"<text:span text:style-name="T4"><text:text-input text:description="Objet du permis">licence_helper.licenceSubject</text:text-input></text:span>",</text:p>
      <text:p text:style-name="P7"><office:annotation><dc:creator>Gauthier Bastien</dc:creator><dc:date>2011-02-21T10:09:27</dc:date><text:p text:style-name="P17"><text:span text:style-name="T27">do text if not len(self.getParcels()) &gt; 1</text:span></text:p></office:annotation>sur la parcelle située <text:span text:style-name="T4"><office:annotation><dc:creator>Gauthier Bastien</dc:creator><dc:date>2011-02-21T10:13:40</dc:date><text:p text:style-name="P17"><text:span text:style-name="T27">do text if len(self.getParcels()) ==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">licence_view.get_parcels()</text:text-input></text:span><text:span text:style-name="T5">.</text:span></text:p>
      <text:p text:style-name="P10"><office:annotation><dc:creator>Gauthier Bastien</dc:creator><dc:date>2011-02-21T10:12:18</dc:date><text:p text:style-name="P17"><text:span text:style-name="T27">do text if len(self.getParcels()) &gt; 1</text:span></text:p></office:annotation>sur les parcelles situées <text:span text:style-name="T4"><text:text-input text:description="Lieu des travaux">self.getWorkLocationSignaletic()</text:text-input></text:span><text:span text:style-name="T4"><text:line-break/></text:span>et inscrites au cadastre, <text:span text:style-name="T4"><text:text-input text:description="">licence_view.get_parcels()</text:text-input></text:span>.</text:p>
      <text:p text:style-name="P11"/>
      <text:p text:style-name="P6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6"/>
      <text:p text:style-name="P6">À défaut de cet envoi, la procédure administrative de votre demande sera poursuivie selon les dispositions visées à l’article D.IV.33 alinéa 2 du CoDT.</text:p>
      <text:p text:style-name="P6"/>
      <text:p text:style-name="P6">Le présent document n’a nullement valeur d’accusé de réception au sens de l’article D.IV.33. du CoDT ou des arrêtés d’exécutions relatifs au permis d’environnement.</text:p>
      <text:p text:style-name="P6"/>
      <text:p text:style-name="P6"/>
      <text:p text:style-name="P8"><text:text-input text:description="Délivré à xxx le xxx">urbanEventObj.getFormattedDate(forDelivery=True)</text:text-input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1" svg:font-family="Consolas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modern" style:font-pitch="variable" style:name="Consolas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Body">
      <style:paragraph-properties fo:text-align="justify" style:justify-single-word="false"/>
      <style:text-properties fo:font-size="11pt" officeooo:paragraph-rsid="0016175f" style:font-name="Times New Roman1" style:font-size-asian="11pt" style:font-size-complex="11pt"/>
    </style:style>
    <style:style style:family="paragraph" style:name="P3" style:parent-style-name="UrbanTitle">
      <style:paragraph-properties fo:text-align="start" style:justify-single-word="false"/>
      <style:text-properties fo:font-size="14pt" style:font-name="Times New Roman1" style:font-size-asian="14pt" style:font-size-complex="14pt"/>
    </style:style>
    <style:style style:family="paragraph" style:name="P4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5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Frame_20_contents">
      <style:paragraph-properties fo:text-align="start" style:justify-single-word="false"/>
      <style:text-properties fo:font-size="12pt" officeooo:paragraph-rsid="001d20a3" style:font-name="arial" style:font-size-asian="12pt" style:font-size-complex="12pt"/>
    </style:style>
    <style:style style:family="paragraph" style:name="P13" style:parent-style-name="Frame_20_contents">
      <style:paragraph-properties fo:text-align="start" style:justify-single-word="false"/>
      <style:text-properties fo:font-size="12pt" officeooo:paragraph-rsid="001d20a3" style:font-name="arial" style:font-size-asian="12pt" style:font-size-complex="12pt"/>
    </style:style>
    <style:style style:family="paragraph" style:name="P14" style:parent-style-name="Standard">
      <style:paragraph-properties fo:text-align="start" style:justify-single-word="false"/>
      <style:text-properties fo:font-size="11pt" officeooo:paragraph-rsid="001d20a3" style:font-name="arial" style:font-size-asian="11pt" style:font-size-complex="11pt"/>
    </style:style>
    <style:style style:family="paragraph" style:name="P15" style:parent-style-name="Standard">
      <style:text-properties fo:font-size="16pt" officeooo:paragraph-rsid="001d20a3" style:font-name="arial" style:font-size-asian="16pt" style:font-size-complex="16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d20a3" style:font-name="Arial" style:font-size-asian="10pt" style:font-size-complex="10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officeooo:rsid="001b6277" style:text-line-through-style="none" style:text-line-through-typ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background-color="transparent" fo:font-weight="normal" loext:char-shading-value="0" officeooo:rsid="00362119" style:font-weight-asian="normal" style:font-weight-complex="normal"/>
    </style:style>
    <style:style style:family="text" style:name="T7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8">
      <style:text-properties fo:country="BE" fo:font-style="normal" fo:font-weight="normal" fo:language="fr" fo:letter-spacing="normal" style:font-name="Times New Roman1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9">
      <style:text-properties fo:country="BE" fo:font-style="normal" fo:font-weight="normal" fo:language="fr" fo:letter-spacing="norm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0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1">
      <style:text-properties fo:font-weight="normal" style:font-weight-asian="normal" style:font-weight-complex="normal" style:text-underline-style="none"/>
    </style:style>
    <style:style style:family="text" style:name="T12">
      <style:text-properties style:font-name="Times New Roman1"/>
    </style:style>
    <style:style style:family="text" style:name="T13">
      <style:text-properties fo:background-color="transparent" fo:font-weight="normal" loext:char-shading-value="0" officeooo:rsid="00362119" style:font-name="Times New Roman1" style:font-weight-asian="normal" style:font-weight-complex="normal"/>
    </style:style>
    <style:style style:family="text" style:name="T14">
      <style:text-properties officeooo:rsid="001a9ef5"/>
    </style:style>
    <style:style style:family="text" style:name="T15">
      <style:text-properties officeooo:rsid="001b6277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style:font-name="arial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7">
      <style:text-properties fo:country="FR" fo:font-size="8pt" fo:font-style="normal" fo:font-weight="normal" fo:language="fr" fo:letter-spacing="normal" fo:text-shadow="none" style:country-asian="none" style:country-complex="none" style:font-name="Consola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4"><office:annotation><dc:creator>Gauthier Bastien</dc:creator><dc:date>2011-01-13T14:56:41</dc:date><text:p text:style-name="P17"><text:span text:style-name="T26">do text</text:span></text:p><text:p text:style-name="P17"><text:span text:style-name="T26">from document(at=header, format='odt')</text:span></text:p></office:annotation><text:span text:style-name="T7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2"><text:span text:style-name="T1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7"><text:s/></text:span><text:span text:style-name="T16"><text:conditional-text text:condition="ooow:&quot;view.do_mailing()&quot;" text:string-value-if-false="" text:string-value-if-true="&quot;mailed_data.name1&quot;">mailed_data.name1</text:conditional-text></text:span><text:span text:style-name="T17"><text:s/></text:span><text:span text:style-name="T16"><text:conditional-text text:condition="ooow:&quot;view.do_mailing()&quot;" text:string-value-if-false="" text:string-value-if-true="&quot;mailed_data.name2&quot;">mailed_data.name2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street&quot;">mailed_data.street</text:conditional-text></text:span><text:span text:style-name="T16">, </text:span><text:span text:style-name="T16"><text:conditional-text text:condition="ooow:&quot;view.do_mailing()&quot;" text:string-value-if-false="" text:string-value-if-true="&quot;mailed_data.number&quot;">mailed_data.number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zipcode&quot;">mailed_data.zipcode</text:conditional-text></text:span><text:span text:style-name="T16"> </text:span><text:span text:style-name="T1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4">Récépissé de dépôt d'une demande de <text:span text:style-name="T14">certificat</text:span> d'urbanisme <text:span text:style-name="T14">2</text:span></text:p>
      <text:p text:style-name="P5"/>
      <text:p text:style-name="P6"/>
      <text:p text:style-name="P2"><text:span text:style-name="T22">Je soussigné, </text:span><text:span text:style-name="T25"><text:text-input text:description="">self.getFoldermanagers()[0].getName2()</text:text-input></text:span><text:span text:style-name="T25"><text:s/></text:span><text:span text:style-name="T25"><text:text-input text:description="">self.getFoldermanagers()[0].getName1()</text:text-input></text:span><text:span text:style-name="T22">, délégué par la Ville de </text:span><text:span text:style-name="Police_20_par_20_défaut"><text:span text:style-name="T10"><text:text-input text:description="">tool.getCityName()</text:text-input></text:span></text:span><text:span text:style-name="T22">,</text:span></text:p>
      <text:p text:style-name="P6">certifie que, conformément aux dispositions de l'article D.IV.32. du Code du développement territorial,</text:p>
      <text:p text:style-name="P6"/>
      <text:p text:style-name="P9"><text:text-input text:description="Signalétique des demandeurs">self.getApplicantsSignaletic()</text:text-input></text:p>
      <text:p text:style-name="P9"/>
      <text:p text:style-name="P7"><text:span text:style-name="T1"><office:annotation><dc:creator>Gauthier Bastien</dc:creator><dc:date>2011-02-21T10:13:40</dc:date><text:p text:style-name="P17"><text:span text:style-name="T27">do text if (not len(self.getApplicants()) &gt; 1) and (not applicantobj.isPlural())</text:span></text:p></office:annotation></text:span><text:span text:style-name="T1">a déposé une demande de </text:span><text:span text:style-name="T3">certificat</text:span><text:span text:style-name="T1"> d'urbanisme </text:span><text:span text:style-name="T3">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0"><office:annotation><dc:creator>Gauthier Bastien</dc:creator><dc:date>2011-02-21T10:14:06</dc:date><text:p text:style-name="P17"><text:span text:style-name="T27">do text if (len(self.getApplicants()) &gt; 1) or (</text:span><text:span text:style-name="T28">applicantobj.isPlural())</text:span></text:p></office:annotation>ont déposé une demande de <text:span text:style-name="T15">certificat</text:span> d'urbanisme <text:span text:style-name="T15">2 </text:span>ayant pour objet<text:line-break/>"<text:span text:style-name="T4"><text:text-input text:description="Objet du permis">licence_helper.licenceSubject</text:text-input></text:span>",</text:p>
      <text:p text:style-name="P7"><office:annotation><dc:creator>Gauthier Bastien</dc:creator><dc:date>2011-02-21T10:09:27</dc:date><text:p text:style-name="P17"><text:span text:style-name="T27">do text if not len(self.getParcels()) &gt; 1</text:span></text:p></office:annotation>sur la parcelle située <text:span text:style-name="T4"><office:annotation><dc:creator>Gauthier Bastien</dc:creator><dc:date>2011-02-21T10:13:40</dc:date><text:p text:style-name="P17"><text:span text:style-name="T27">do text if len(self.getParcels()) ==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">licence_view.get_parcels()</text:text-input></text:span><text:span text:style-name="T5">.</text:span></text:p>
      <text:p text:style-name="P10"><office:annotation><dc:creator>Gauthier Bastien</dc:creator><dc:date>2011-02-21T10:12:18</dc:date><text:p text:style-name="P17"><text:span text:style-name="T27">do text if len(self.getParcels()) &gt; 1</text:span></text:p></office:annotation>sur les parcelles situées <text:span text:style-name="T4"><text:text-input text:description="Lieu des travaux">self.getWorkLocationSignaletic()</text:text-input></text:span><text:span text:style-name="T4"><text:line-break/></text:span>et inscrites au cadastre, <text:span text:style-name="T4"><text:text-input text:description="">licence_view.get_parcels()</text:text-input></text:span>.</text:p>
      <text:p text:style-name="P11"/>
      <text:p text:style-name="P6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6"/>
      <text:p text:style-name="P6">À défaut de cet envoi, la procédure administrative de votre demande sera poursuivie selon les dispositions visées à l’article D.IV.33 alinéa 2 du CoDT.</text:p>
      <text:p text:style-name="P6"/>
      <text:p text:style-name="P6">Le présent document n’a nullement valeur d’accusé de réception au sens de l’article D.IV.33. du CoDT ou des arrêtés d’exécutions relatifs au permis d’environnement.</text:p>
      <text:p text:style-name="P6"/>
      <text:p text:style-name="P6"/>
      <text:p text:style-name="P8"><text:text-input text:description="Délivré à xxx le xxx">urbanEventObj.getFormattedDate(forDelivery=True)</text:text-input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1" svg:font-family="Consolas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modern" style:font-pitch="variable" style:name="Consolas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Body">
      <style:paragraph-properties fo:text-align="justify" style:justify-single-word="false"/>
      <style:text-properties fo:font-size="11pt" officeooo:paragraph-rsid="0016175f" style:font-name="Times New Roman1" style:font-size-asian="11pt" style:font-size-complex="11pt"/>
    </style:style>
    <style:style style:family="paragraph" style:name="P3" style:parent-style-name="UrbanTitle">
      <style:paragraph-properties fo:text-align="start" style:justify-single-word="false"/>
      <style:text-properties fo:font-size="14pt" style:font-name="Times New Roman1" style:font-size-asian="14pt" style:font-size-complex="14pt"/>
    </style:style>
    <style:style style:family="paragraph" style:name="P4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5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Frame_20_contents">
      <style:paragraph-properties fo:text-align="start" style:justify-single-word="false"/>
      <style:text-properties fo:font-size="12pt" officeooo:paragraph-rsid="001d20a3" style:font-name="arial" style:font-size-asian="12pt" style:font-size-complex="12pt"/>
    </style:style>
    <style:style style:family="paragraph" style:name="P13" style:parent-style-name="Frame_20_contents">
      <style:paragraph-properties fo:text-align="start" style:justify-single-word="false"/>
      <style:text-properties fo:font-size="12pt" officeooo:paragraph-rsid="001d20a3" style:font-name="arial" style:font-size-asian="12pt" style:font-size-complex="12pt"/>
    </style:style>
    <style:style style:family="paragraph" style:name="P14" style:parent-style-name="Standard">
      <style:paragraph-properties fo:text-align="start" style:justify-single-word="false"/>
      <style:text-properties fo:font-size="11pt" officeooo:paragraph-rsid="001d20a3" style:font-name="arial" style:font-size-asian="11pt" style:font-size-complex="11pt"/>
    </style:style>
    <style:style style:family="paragraph" style:name="P15" style:parent-style-name="Standard">
      <style:text-properties fo:font-size="16pt" officeooo:paragraph-rsid="001d20a3" style:font-name="arial" style:font-size-asian="16pt" style:font-size-complex="16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d20a3" style:font-name="Arial" style:font-size-asian="10pt" style:font-size-complex="10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officeooo:rsid="001b6277" style:text-line-through-style="none" style:text-line-through-typ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background-color="transparent" fo:font-weight="normal" loext:char-shading-value="0" officeooo:rsid="00362119" style:font-weight-asian="normal" style:font-weight-complex="normal"/>
    </style:style>
    <style:style style:family="text" style:name="T7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8">
      <style:text-properties fo:country="BE" fo:font-style="normal" fo:font-weight="normal" fo:language="fr" fo:letter-spacing="normal" style:font-name="Times New Roman1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9">
      <style:text-properties fo:country="BE" fo:font-style="normal" fo:font-weight="normal" fo:language="fr" fo:letter-spacing="norm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0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1">
      <style:text-properties fo:font-weight="normal" style:font-weight-asian="normal" style:font-weight-complex="normal" style:text-underline-style="none"/>
    </style:style>
    <style:style style:family="text" style:name="T12">
      <style:text-properties style:font-name="Times New Roman1"/>
    </style:style>
    <style:style style:family="text" style:name="T13">
      <style:text-properties fo:background-color="transparent" fo:font-weight="normal" loext:char-shading-value="0" officeooo:rsid="00362119" style:font-name="Times New Roman1" style:font-weight-asian="normal" style:font-weight-complex="normal"/>
    </style:style>
    <style:style style:family="text" style:name="T14">
      <style:text-properties officeooo:rsid="001a9ef5"/>
    </style:style>
    <style:style style:family="text" style:name="T15">
      <style:text-properties officeooo:rsid="001b6277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style:font-name="arial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7">
      <style:text-properties fo:country="FR" fo:font-size="8pt" fo:font-style="normal" fo:font-weight="normal" fo:language="fr" fo:letter-spacing="normal" fo:text-shadow="none" style:country-asian="none" style:country-complex="none" style:font-name="Consola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4"><office:annotation><dc:creator>Gauthier Bastien</dc:creator><dc:date>2011-01-13T14:56:41</dc:date><text:p text:style-name="P17"><text:span text:style-name="T26">do text</text:span></text:p><text:p text:style-name="P17"><text:span text:style-name="T26">from document(at=header, format='odt')</text:span></text:p></office:annotation><text:span text:style-name="T7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2"><text:span text:style-name="T1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7"><text:s/></text:span><text:span text:style-name="T16"><text:conditional-text text:condition="ooow:&quot;view.do_mailing()&quot;" text:string-value-if-false="" text:string-value-if-true="&quot;mailed_data.name1&quot;">mailed_data.name1</text:conditional-text></text:span><text:span text:style-name="T17"><text:s/></text:span><text:span text:style-name="T16"><text:conditional-text text:condition="ooow:&quot;view.do_mailing()&quot;" text:string-value-if-false="" text:string-value-if-true="&quot;mailed_data.name2&quot;">mailed_data.name2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street&quot;">mailed_data.street</text:conditional-text></text:span><text:span text:style-name="T16">, </text:span><text:span text:style-name="T16"><text:conditional-text text:condition="ooow:&quot;view.do_mailing()&quot;" text:string-value-if-false="" text:string-value-if-true="&quot;mailed_data.number&quot;">mailed_data.number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zipcode&quot;">mailed_data.zipcode</text:conditional-text></text:span><text:span text:style-name="T16"> </text:span><text:span text:style-name="T1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4">Récépissé de dépôt d'une demande de <text:span text:style-name="T14">certificat</text:span> d'urbanisme <text:span text:style-name="T14">2</text:span></text:p>
      <text:p text:style-name="P5"/>
      <text:p text:style-name="P6"/>
      <text:p text:style-name="P2"><text:span text:style-name="T22">Je soussigné, </text:span><text:span text:style-name="T25"><text:text-input text:description="">self.getFoldermanagers()[0].getName2()</text:text-input></text:span><text:span text:style-name="T25"><text:s/></text:span><text:span text:style-name="T25"><text:text-input text:description="">self.getFoldermanagers()[0].getName1()</text:text-input></text:span><text:span text:style-name="T22">, délégué par la Ville de </text:span><text:span text:style-name="Police_20_par_20_défaut"><text:span text:style-name="T10"><text:text-input text:description="">tool.getCityName()</text:text-input></text:span></text:span><text:span text:style-name="T22">,</text:span></text:p>
      <text:p text:style-name="P6">certifie que, conformément aux dispositions de l'article D.IV.32. du Code du développement territorial,</text:p>
      <text:p text:style-name="P6"/>
      <text:p text:style-name="P9"><text:text-input text:description="Signalétique des demandeurs">self.getApplicantsSignaletic()</text:text-input></text:p>
      <text:p text:style-name="P9"/>
      <text:p text:style-name="P7"><text:span text:style-name="T1"><office:annotation><dc:creator>Gauthier Bastien</dc:creator><dc:date>2011-02-21T10:13:40</dc:date><text:p text:style-name="P17"><text:span text:style-name="T27">do text if (not len(self.getApplicants()) &gt; 1) and (not applicantobj.isPlural())</text:span></text:p></office:annotation></text:span><text:span text:style-name="T1">a déposé une demande de </text:span><text:span text:style-name="T3">certificat</text:span><text:span text:style-name="T1"> d'urbanisme </text:span><text:span text:style-name="T3">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0"><office:annotation><dc:creator>Gauthier Bastien</dc:creator><dc:date>2011-02-21T10:14:06</dc:date><text:p text:style-name="P17"><text:span text:style-name="T27">do text if (len(self.getApplicants()) &gt; 1) or (</text:span><text:span text:style-name="T28">applicantobj.isPlural())</text:span></text:p></office:annotation>ont déposé une demande de <text:span text:style-name="T15">certificat</text:span> d'urbanisme <text:span text:style-name="T15">2 </text:span>ayant pour objet<text:line-break/>"<text:span text:style-name="T4"><text:text-input text:description="Objet du permis">licence_helper.licenceSubject</text:text-input></text:span>",</text:p>
      <text:p text:style-name="P7"><office:annotation><dc:creator>Gauthier Bastien</dc:creator><dc:date>2011-02-21T10:09:27</dc:date><text:p text:style-name="P17"><text:span text:style-name="T27">do text if not len(self.getParcels()) &gt; 1</text:span></text:p></office:annotation>sur la parcelle située <text:span text:style-name="T4"><office:annotation><dc:creator>Gauthier Bastien</dc:creator><dc:date>2011-02-21T10:13:40</dc:date><text:p text:style-name="P17"><text:span text:style-name="T27">do text if len(self.getParcels()) ==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">licence_view.get_parcels()</text:text-input></text:span><text:span text:style-name="T5">.</text:span></text:p>
      <text:p text:style-name="P10"><office:annotation><dc:creator>Gauthier Bastien</dc:creator><dc:date>2011-02-21T10:12:18</dc:date><text:p text:style-name="P17"><text:span text:style-name="T27">do text if len(self.getParcels()) &gt; 1</text:span></text:p></office:annotation>sur les parcelles situées <text:span text:style-name="T4"><text:text-input text:description="Lieu des travaux">self.getWorkLocationSignaletic()</text:text-input></text:span><text:span text:style-name="T4"><text:line-break/></text:span>et inscrites au cadastre, <text:span text:style-name="T4"><text:text-input text:description="">licence_view.get_parcels()</text:text-input></text:span>.</text:p>
      <text:p text:style-name="P11"/>
      <text:p text:style-name="P6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6"/>
      <text:p text:style-name="P6">À défaut de cet envoi, la procédure administrative de votre demande sera poursuivie selon les dispositions visées à l’article D.IV.33 alinéa 2 du CoDT.</text:p>
      <text:p text:style-name="P6"/>
      <text:p text:style-name="P6">Le présent document n’a nullement valeur d’accusé de réception au sens de l’article D.IV.33. du CoDT ou des arrêtés d’exécutions relatifs au permis d’environnement.</text:p>
      <text:p text:style-name="P6"/>
      <text:p text:style-name="P6"/>
      <text:p text:style-name="P8"><text:text-input text:description="Délivré à xxx le xxx">urbanEventObj.getFormattedDate(forDelivery=True)</text:text-input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family-generic="modern" style:font-pitch="fixed" style:name="Consolas2" svg:font-family="Consolas"/>
    <style:font-face style:font-adornments="Normal" style:font-family-generic="modern" style:font-pitch="fixed" style:name="Consolas1" svg:font-family="Consolas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modern" style:font-pitch="variable" style:name="Consolas" svg:font-family="Consolas"/>
    <style:font-face style:font-family-generic="modern" style:font-pitch="variable" style:name="Liberation Serif1" svg:font-family="'Liberation Serif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2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2" style:parent-style-name="UrbanBody">
      <style:paragraph-properties fo:text-align="justify" style:justify-single-word="false"/>
      <style:text-properties fo:font-size="11pt" officeooo:paragraph-rsid="0016175f" style:font-name="Times New Roman1" style:font-size-asian="11pt" style:font-size-complex="11pt"/>
    </style:style>
    <style:style style:family="paragraph" style:name="P3" style:parent-style-name="UrbanTitle">
      <style:paragraph-properties fo:text-align="start" style:justify-single-word="false"/>
      <style:text-properties fo:font-size="14pt" style:font-name="Times New Roman1" style:font-size-asian="14pt" style:font-size-complex="14pt"/>
    </style:style>
    <style:style style:family="paragraph" style:name="P4" style:parent-style-name="UrbanTitle">
      <style:text-properties fo:font-size="16pt" style:font-name="arial" style:font-size-asian="16pt" style:font-size-complex="16pt" style:text-underline-style="none"/>
    </style:style>
    <style:style style:family="paragraph" style:name="P5" style:parent-style-name="UrbanBody">
      <style:text-properties fo:color="#800000" fo:font-size="11pt" fo:font-weight="bold" style:font-name="arial" style:font-size-asian="11pt" style:font-size-complex="11pt" style:font-weight-asian="bold" style:font-weight-complex="bold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9" style:parent-style-name="UrbanBody">
      <style:paragraph-properties fo:text-align="justify" style:justify-single-word="false"/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0" style:parent-style-name="UrbanBody">
      <style:paragraph-properties fo:text-align="start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 style:text-line-through-style="none" style:text-line-through-type="none"/>
    </style:style>
    <style:style style:family="paragraph" style:name="P12" style:parent-style-name="Frame_20_contents">
      <style:paragraph-properties fo:text-align="start" style:justify-single-word="false"/>
      <style:text-properties fo:font-size="12pt" officeooo:paragraph-rsid="001d20a3" style:font-name="arial" style:font-size-asian="12pt" style:font-size-complex="12pt"/>
    </style:style>
    <style:style style:family="paragraph" style:name="P13" style:parent-style-name="Frame_20_contents">
      <style:paragraph-properties fo:text-align="start" style:justify-single-word="false"/>
      <style:text-properties fo:font-size="12pt" officeooo:paragraph-rsid="001d20a3" style:font-name="arial" style:font-size-asian="12pt" style:font-size-complex="12pt"/>
    </style:style>
    <style:style style:family="paragraph" style:name="P14" style:parent-style-name="Standard">
      <style:paragraph-properties fo:text-align="start" style:justify-single-word="false"/>
      <style:text-properties fo:font-size="11pt" officeooo:paragraph-rsid="001d20a3" style:font-name="arial" style:font-size-asian="11pt" style:font-size-complex="11pt"/>
    </style:style>
    <style:style style:family="paragraph" style:name="P15" style:parent-style-name="Standard">
      <style:text-properties fo:font-size="16pt" officeooo:paragraph-rsid="001d20a3" style:font-name="arial" style:font-size-asian="16pt" style:font-size-complex="16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d20a3" style:font-name="Arial" style:font-size-asian="10pt" style:font-size-complex="10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text-line-through-style="none" style:text-line-through-type="none"/>
    </style:style>
    <style:style style:family="text" style:name="T2">
      <style:text-properties fo:font-weight="bold" style:font-weight-asian="bold" style:font-weight-complex="bold" style:text-line-through-style="none" style:text-line-through-type="none"/>
    </style:style>
    <style:style style:family="text" style:name="T3">
      <style:text-properties officeooo:rsid="001b6277" style:text-line-through-style="none" style:text-line-through-typ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background-color="transparent" fo:font-weight="normal" loext:char-shading-value="0" officeooo:rsid="00362119" style:font-weight-asian="normal" style:font-weight-complex="normal"/>
    </style:style>
    <style:style style:family="text" style:name="T7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8">
      <style:text-properties fo:country="BE" fo:font-style="normal" fo:font-weight="normal" fo:language="fr" fo:letter-spacing="normal" style:font-name="Times New Roman1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9">
      <style:text-properties fo:country="BE" fo:font-style="normal" fo:font-weight="normal" fo:language="fr" fo:letter-spacing="norm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0">
      <style:text-properties fo:country="BE" fo:font-style="normal" fo:font-weight="normal" fo:language="fr" fo:letter-spacing="normal" style:font-name="arial" style:font-name-complex="Calibri" style:font-style-asian="normal" style:font-style-complex="normal" style:font-weight-asian="normal" style:font-weight-complex="normal" style:text-underline-style="none" style:use-window-font-color="true"/>
    </style:style>
    <style:style style:family="text" style:name="T11">
      <style:text-properties fo:font-weight="normal" style:font-weight-asian="normal" style:font-weight-complex="normal" style:text-underline-style="none"/>
    </style:style>
    <style:style style:family="text" style:name="T12">
      <style:text-properties style:font-name="Times New Roman1"/>
    </style:style>
    <style:style style:family="text" style:name="T13">
      <style:text-properties fo:background-color="transparent" fo:font-weight="normal" loext:char-shading-value="0" officeooo:rsid="00362119" style:font-name="Times New Roman1" style:font-weight-asian="normal" style:font-weight-complex="normal"/>
    </style:style>
    <style:style style:family="text" style:name="T14">
      <style:text-properties officeooo:rsid="001a9ef5"/>
    </style:style>
    <style:style style:family="text" style:name="T15">
      <style:text-properties officeooo:rsid="001b6277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style:font-name="arial"/>
    </style:style>
    <style:style style:family="text" style:name="T2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5">
      <style:text-properties fo:background-color="transparent" fo:font-weight="normal" loext:char-shading-value="0" officeooo:rsid="00362119" style:font-name="arial" style:font-weight-asian="normal" style:font-weight-complex="normal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7">
      <style:text-properties fo:country="FR" fo:font-size="8pt" fo:font-style="normal" fo:font-weight="normal" fo:language="fr" fo:letter-spacing="normal" fo:text-shadow="none" style:country-asian="none" style:country-complex="none" style:font-name="Consola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FR" fo:font-size="8pt" fo:font-style="normal" fo:font-weight="normal" fo:language="fr" fo:letter-spacing="normal" fo:text-shadow="none" style:country-asian="none" style:country-complex="none" style:font-name="Consola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4"><office:annotation><dc:creator>Gauthier Bastien</dc:creator><dc:date>2011-01-13T14:56:41</dc:date><text:p text:style-name="P17"><text:span text:style-name="T26">do text</text:span></text:p><text:p text:style-name="P17"><text:span text:style-name="T26">from document(at=header, format='odt')</text:span></text:p></office:annotation><text:span text:style-name="T7">Import depuis header.odt</text:span></text:p>
          </table:table-cell>
          <table:table-cell office:value-type="string" table:style-name="Tableau1.A1">
            <text:p text:style-name="P16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2"><text:span text:style-name="T16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7"><text:s/></text:span><text:span text:style-name="T16"><text:conditional-text text:condition="ooow:&quot;view.do_mailing()&quot;" text:string-value-if-false="" text:string-value-if-true="&quot;mailed_data.name1&quot;">mailed_data.name1</text:conditional-text></text:span><text:span text:style-name="T17"><text:s/></text:span><text:span text:style-name="T16"><text:conditional-text text:condition="ooow:&quot;view.do_mailing()&quot;" text:string-value-if-false="" text:string-value-if-true="&quot;mailed_data.name2&quot;">mailed_data.name2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street&quot;">mailed_data.street</text:conditional-text></text:span><text:span text:style-name="T16">, </text:span><text:span text:style-name="T16"><text:conditional-text text:condition="ooow:&quot;view.do_mailing()&quot;" text:string-value-if-false="" text:string-value-if-true="&quot;mailed_data.number&quot;">mailed_data.number</text:conditional-text></text:span><text:span text:style-name="T17"><text:line-break/></text:span><text:span text:style-name="T16"><text:conditional-text text:condition="ooow:&quot;view.do_mailing()&quot;" text:string-value-if-false="" text:string-value-if-true="&quot;mailed_data.zipcode&quot;">mailed_data.zipcode</text:conditional-text></text:span><text:span text:style-name="T16"> </text:span><text:span text:style-name="T1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5"/>
      <text:p text:style-name="P4">Récépissé de dépôt d'une demande de <text:span text:style-name="T14">certificat</text:span> d'urbanisme <text:span text:style-name="T14">2</text:span></text:p>
      <text:p text:style-name="P5"/>
      <text:p text:style-name="P6"/>
      <text:p text:style-name="P2"><text:span text:style-name="T22">Je soussigné, </text:span><text:span text:style-name="T25"><text:text-input text:description="">self.getFoldermanagers()[0].getName2()</text:text-input></text:span><text:span text:style-name="T25"><text:s/></text:span><text:span text:style-name="T25"><text:text-input text:description="">self.getFoldermanagers()[0].getName1()</text:text-input></text:span><text:span text:style-name="T22">, délégué par la Ville de </text:span><text:span text:style-name="Police_20_par_20_défaut"><text:span text:style-name="T10"><text:text-input text:description="">tool.getCityName()</text:text-input></text:span></text:span><text:span text:style-name="T22">,</text:span></text:p>
      <text:p text:style-name="P6">certifie que, conformément aux dispositions de l'article D.IV.32. du Code du développement territorial,</text:p>
      <text:p text:style-name="P6"/>
      <text:p text:style-name="P9"><text:text-input text:description="Signalétique des demandeurs">self.getApplicantsSignaletic()</text:text-input></text:p>
      <text:p text:style-name="P9"/>
      <text:p text:style-name="P7"><text:span text:style-name="T1"><office:annotation><dc:creator>Gauthier Bastien</dc:creator><dc:date>2011-02-21T10:13:40</dc:date><text:p text:style-name="P17"><text:span text:style-name="T27">do text if (not len(self.getApplicants()) &gt; 1) and (not applicantobj.isPlural())</text:span></text:p></office:annotation></text:span><text:span text:style-name="T1">a déposé une demande de </text:span><text:span text:style-name="T3">certificat</text:span><text:span text:style-name="T1"> d'urbanisme </text:span><text:span text:style-name="T3">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0"><office:annotation><dc:creator>Gauthier Bastien</dc:creator><dc:date>2011-02-21T10:14:06</dc:date><text:p text:style-name="P17"><text:span text:style-name="T27">do text if (len(self.getApplicants()) &gt; 1) or (</text:span><text:span text:style-name="T28">applicantobj.isPlural())</text:span></text:p></office:annotation>ont déposé une demande de <text:span text:style-name="T15">certificat</text:span> d'urbanisme <text:span text:style-name="T15">2 </text:span>ayant pour objet<text:line-break/>"<text:span text:style-name="T4"><text:text-input text:description="Objet du permis">licence_helper.licenceSubject</text:text-input></text:span>",</text:p>
      <text:p text:style-name="P7"><office:annotation><dc:creator>Gauthier Bastien</dc:creator><dc:date>2011-02-21T10:09:27</dc:date><text:p text:style-name="P17"><text:span text:style-name="T27">do text if not len(self.getParcels()) &gt; 1</text:span></text:p></office:annotation>sur la parcelle située <text:span text:style-name="T4"><office:annotation><dc:creator>Gauthier Bastien</dc:creator><dc:date>2011-02-21T10:13:40</dc:date><text:p text:style-name="P17"><text:span text:style-name="T27">do text if len(self.getParcels()) ==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">licence_view.get_parcels()</text:text-input></text:span><text:span text:style-name="T5">.</text:span></text:p>
      <text:p text:style-name="P10"><office:annotation><dc:creator>Gauthier Bastien</dc:creator><dc:date>2011-02-21T10:12:18</dc:date><text:p text:style-name="P17"><text:span text:style-name="T27">do text if len(self.getParcels()) &gt; 1</text:span></text:p></office:annotation>sur les parcelles situées <text:span text:style-name="T4"><text:text-input text:description="Lieu des travaux">self.getWorkLocationSignaletic()</text:text-input></text:span><text:span text:style-name="T4"><text:line-break/></text:span>et inscrites au cadastre, <text:span text:style-name="T4"><text:text-input text:description="">licence_view.get_parcels()</text:text-input></text:span>.</text:p>
      <text:p text:style-name="P11"/>
      <text:p text:style-name="P6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6"/>
      <text:p text:style-name="P6">À défaut de cet envoi, la procédure administrative de votre demande sera poursuivie selon les dispositions visées à l’article D.IV.33 alinéa 2 du CoDT.</text:p>
      <text:p text:style-name="P6"/>
      <text:p text:style-name="P6">Le présent document n’a nullement valeur d’accusé de réception au sens de l’article D.IV.33. du CoDT ou des arrêtés d’exécutions relatifs au permis d’environnement.</text:p>
      <text:p text:style-name="P6"/>
      <text:p text:style-name="P6"/>
      <text:p text:style-name="P8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1-02-19T08:30:55.826764188</dc:date>
    <meta:editing-duration>PT3H28M59S</meta:editing-duration>
    <meta:editing-cycles>56</meta:editing-cycles>
    <meta:generator>LibreOffice/6.4.6.2$Linux_X86_64 LibreOffice_project/40$Build-2</meta:generator>
    <meta:document-statistic meta:table-count="1" meta:image-count="0" meta:object-count="0" meta:page-count="1" meta:paragraph-count="15" meta:word-count="219" meta:character-count="1632" meta:non-whitespace-character-count="1463"/>
  </office:meta>
</office:document-meta>
</file>